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83" calcext:value-type="float">
            <text:p>97,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48" calcext:value-type="float">
            <text:p>97,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91" calcext:value-type="float">
            <text:p>97,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98" calcext:value-type="float">
            <text:p>96,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09" calcext:value-type="float">
            <text:p>98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59" calcext:value-type="float">
            <text:p>97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61" calcext:value-type="float">
            <text:p>97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6.3" calcext:value-type="float">
            <text:p>96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71" calcext:value-type="float">
            <text:p>97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2" calcext:value-type="float">
            <text:p>97,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472" calcext:value-type="float">
            <text:p>97,472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50:43.273059155</meta:creation-date>
    <dc:date>2018-01-17T01:54:39.842456217</dc:date>
    <meta:editing-duration>PT3M57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